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4.034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859cm"/>
    </style:style>
    <style:style style:name="P1" style:family="paragraph">
      <loext:graphic-properties draw:fill-color="#ffffff"/>
      <style:text-properties fo:font-size="72pt" style:font-size-asian="72pt" style:font-size-complex="72pt"/>
    </style:style>
    <style:style style:name="P2" style:family="paragraph">
      <loext:graphic-properties draw:fill-color="#ffffff"/>
    </style:style>
    <style:style style:name="T1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penTransitTool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Architec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onents of the OTT System 1/2</text:p>
          </draw:text-box>
        </draw:frame>
        <draw:frame presentation:style-name="pr5" draw:layer="layout" svg:width="25.199cm" svg:height="14.054cm" svg:x="1.4cm" svg:y="4.914cm" presentation:class="outline" presentation:user-transformed="true">
          <draw:text-box>
            <text:list text:style-name="L2">
              <text:list-item>
                <text:p>gtfs and gtfs-rt database loaders</text:p>
              </text:list-item>
              <text:list-item>
                <text:p>services to expose transit stop, route, etc.. data</text:p>
              </text:list-item>
              <text:list-item>
                <text:p>geoserver bindings (auto generated?)</text:p>
                <text:list>
                  <text:list-item>
                    <text:p>stops via bbox (current, future, past)</text:p>
                  </text:list-item>
                  <text:list-item>
                    <text:p>route geometries</text:p>
                  </text:list-item>
                  <text:list-item>
                    <text:p>vehicles .. time based?</text:p>
                  </text:list-item>
                  <text:list-item>
                    <text:p>current and future schemas / tables?</text:p>
                  </text:list-item>
                  <text:list-item>
                    <text:p>intersection routines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onents of the OTT System 2/2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eo / map services:</text:p>
                <text:list>
                  <text:list-item>
                    <text:p>intersection</text:p>
                  </text:list-item>
                  <text:list-item>
                    <text:p>mock OTP transit index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it Repos</text:p>
          </draw:text-box>
        </draw:frame>
        <draw:frame presentation:style-name="pr7" draw:layer="layout" svg:width="25.199cm" svg:height="15.359cm" svg:x="1.4cm" svg:y="4.914cm" presentation:class="outline" presentation:user-transformed="true">
          <draw:text-box>
            <text:list text:style-name="L2">
              <text:list-item>
                <text:p>docs</text:p>
              </text:list-item>
              <text:list-item>
                <text:p>utils</text:p>
              </text:list-item>
              <text:list-item>
                <text:p>services</text:p>
              </text:list-item>
              <text:list-item>
                <text:p>gtfsdb and gtfsdb-realtime db loaders</text:p>
              </text:list-item>
              <text:list-item>
                <text:p>OpenStreetMap (OSM) tools</text:p>
              </text:list-item>
              <text:list-item>
                <text:p>Geoserver</text:p>
              </text:list-item>
              <text:list-item>
                <text:p>OpenTripPlanner client (wrapper) python &amp; java</text:p>
              </text:list-item>
              <text:list-item>
                <text:p>Geocoder client (wrapper)</text:p>
              </text:list-item>
              <text:list-item>
                <text:p>gbfs (bikes) and carshare (Zipcar/car2go) d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k Purcell</meta:initial-creator>
    <meta:creation-date>2018-07-10T18:22:03</meta:creation-date>
    <meta:editing-duration>PT25M13S</meta:editing-duration>
    <meta:editing-cycles>9</meta:editing-cycles>
    <dc:date>2018-07-10T18:49:40.497918980</dc:date>
    <meta:generator>LibreOffice/5.2.3.3$MacOSX_X86_64 LibreOffice_project/d54a8868f08a7b39642414cf2c8ef2f228f780cf</meta:generator>
    <meta:document-statistic meta:object-count="37"/>
  </office:meta>
</office:document-meta>
</file>